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830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830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830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830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830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830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830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830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830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830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830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830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830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830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830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830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830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Nicole Nohemi Bravo Gonzál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Rocío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2/2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186963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ría Alejandra Gonzál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907923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6.8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60" meta:non-whitespace-character-count="994"/>
    <meta:template xlink:type="simple" xlink:actuate="onRequest" xlink:title="Normal" xlink:href=""/>
  </office:meta>
</office:document-meta>
</file>